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077c9" officeooo:paragraph-rsid="000077c9"/>
    </style:style>
    <style:style style:name="P2" style:family="paragraph" style:parent-style-name="Standard">
      <style:text-properties officeooo:rsid="0000f83f" officeooo:paragraph-rsid="0000f83f"/>
    </style:style>
    <style:style style:name="P3" style:family="paragraph" style:parent-style-name="Standard">
      <style:text-properties officeooo:rsid="000235ce" officeooo:paragraph-rsid="000235ce"/>
    </style:style>
    <style:style style:name="P4" style:family="paragraph" style:parent-style-name="Standard">
      <style:text-properties officeooo:rsid="00030b57" officeooo:paragraph-rsid="00030b57"/>
    </style:style>
    <style:style style:name="P5" style:family="paragraph" style:parent-style-name="Standard">
      <style:text-properties officeooo:rsid="00030ca5" officeooo:paragraph-rsid="00030ca5"/>
    </style:style>
    <style:style style:name="P6" style:family="paragraph" style:parent-style-name="Standard">
      <style:text-properties officeooo:rsid="0003ac82" officeooo:paragraph-rsid="0003ac82"/>
    </style:style>
    <style:style style:name="P7" style:family="paragraph" style:parent-style-name="Standard">
      <style:text-properties officeooo:rsid="0004192e" officeooo:paragraph-rsid="0004192e"/>
    </style:style>
    <style:style style:name="P8" style:family="paragraph" style:parent-style-name="Standard">
      <style:text-properties officeooo:rsid="00057eed" officeooo:paragraph-rsid="00057eed"/>
    </style:style>
    <style:style style:name="P9" style:family="paragraph" style:parent-style-name="Standard">
      <style:text-properties officeooo:rsid="0006034b" officeooo:paragraph-rsid="0006034b"/>
    </style:style>
    <style:style style:name="P10" style:family="paragraph" style:parent-style-name="Standard">
      <style:text-properties officeooo:rsid="0007570a" officeooo:paragraph-rsid="0007570a"/>
    </style:style>
    <style:style style:name="P11" style:family="paragraph" style:parent-style-name="Standard">
      <style:text-properties officeooo:rsid="0007708d" officeooo:paragraph-rsid="0007708d"/>
    </style:style>
    <style:style style:name="P12" style:family="paragraph" style:parent-style-name="Standard">
      <style:text-properties officeooo:rsid="00077a87" officeooo:paragraph-rsid="00077a87"/>
    </style:style>
    <style:style style:name="P13" style:family="paragraph" style:parent-style-name="Standard">
      <style:text-properties officeooo:rsid="00087be4" officeooo:paragraph-rsid="00087be4"/>
    </style:style>
    <style:style style:name="P14" style:family="paragraph" style:parent-style-name="Standard">
      <style:text-properties officeooo:rsid="0009481e" officeooo:paragraph-rsid="0009481e"/>
    </style:style>
    <style:style style:name="P15" style:family="paragraph" style:parent-style-name="Standard">
      <style:text-properties officeooo:rsid="000af96d" officeooo:paragraph-rsid="000af96d"/>
    </style:style>
    <style:style style:name="P16" style:family="paragraph" style:parent-style-name="Standard">
      <style:text-properties officeooo:rsid="000c5cab" officeooo:paragraph-rsid="000c5cab"/>
    </style:style>
    <style:style style:name="P17" style:family="paragraph" style:parent-style-name="Standard">
      <style:text-properties officeooo:rsid="000d6bcb" officeooo:paragraph-rsid="000d6bcb"/>
    </style:style>
    <style:style style:name="P18" style:family="paragraph" style:parent-style-name="Standard">
      <style:text-properties officeooo:rsid="000dad94" officeooo:paragraph-rsid="000dad94"/>
    </style:style>
    <style:style style:name="P19" style:family="paragraph" style:parent-style-name="Standard">
      <style:text-properties officeooo:rsid="000facdd" officeooo:paragraph-rsid="000facdd"/>
    </style:style>
    <style:style style:name="P20" style:family="paragraph" style:parent-style-name="Standard">
      <style:text-properties officeooo:rsid="00119402" officeooo:paragraph-rsid="00119402"/>
    </style:style>
    <style:style style:name="P21" style:family="paragraph" style:parent-style-name="Standard">
      <style:text-properties officeooo:rsid="00119402" officeooo:paragraph-rsid="0012036f"/>
    </style:style>
    <style:style style:name="P22" style:family="paragraph" style:parent-style-name="Standard">
      <style:text-properties officeooo:rsid="00119402" officeooo:paragraph-rsid="002407a2"/>
    </style:style>
    <style:style style:name="P23" style:family="paragraph" style:parent-style-name="Standard">
      <style:text-properties officeooo:rsid="0012036f" officeooo:paragraph-rsid="0012036f"/>
    </style:style>
    <style:style style:name="P24" style:family="paragraph" style:parent-style-name="Standard">
      <style:text-properties officeooo:rsid="0013fd49" officeooo:paragraph-rsid="0013fd49"/>
    </style:style>
    <style:style style:name="P25" style:family="paragraph" style:parent-style-name="Standard">
      <style:text-properties officeooo:rsid="0014a2b5" officeooo:paragraph-rsid="0014a2b5"/>
    </style:style>
    <style:style style:name="P26" style:family="paragraph" style:parent-style-name="Standard">
      <style:text-properties officeooo:rsid="0014ab08" officeooo:paragraph-rsid="0014ab08"/>
    </style:style>
    <style:style style:name="P27" style:family="paragraph" style:parent-style-name="Standard">
      <style:text-properties officeooo:rsid="0016156f" officeooo:paragraph-rsid="0016156f"/>
    </style:style>
    <style:style style:name="P28" style:family="paragraph" style:parent-style-name="Standard">
      <style:text-properties officeooo:rsid="0016987b" officeooo:paragraph-rsid="0016987b"/>
    </style:style>
    <style:style style:name="P29" style:family="paragraph" style:parent-style-name="Standard">
      <style:text-properties officeooo:rsid="00179c9c" officeooo:paragraph-rsid="00179c9c"/>
    </style:style>
    <style:style style:name="P30" style:family="paragraph" style:parent-style-name="Standard">
      <style:text-properties officeooo:rsid="00188507" officeooo:paragraph-rsid="00188507"/>
    </style:style>
    <style:style style:name="P31" style:family="paragraph" style:parent-style-name="Standard">
      <style:text-properties officeooo:rsid="001a3217" officeooo:paragraph-rsid="001a3217"/>
    </style:style>
    <style:style style:name="P32" style:family="paragraph" style:parent-style-name="Standard">
      <style:text-properties officeooo:rsid="001a3217" officeooo:paragraph-rsid="001ad3b1"/>
    </style:style>
    <style:style style:name="P33" style:family="paragraph" style:parent-style-name="Standard">
      <style:text-properties officeooo:rsid="001ad3b1" officeooo:paragraph-rsid="001ad3b1"/>
    </style:style>
    <style:style style:name="P34" style:family="paragraph" style:parent-style-name="Standard">
      <style:text-properties officeooo:rsid="001bdea1" officeooo:paragraph-rsid="001bdea1"/>
    </style:style>
    <style:style style:name="P35" style:family="paragraph" style:parent-style-name="Standard">
      <style:text-properties officeooo:rsid="001d08cd" officeooo:paragraph-rsid="001d08cd"/>
    </style:style>
    <style:style style:name="P36" style:family="paragraph" style:parent-style-name="Standard">
      <style:text-properties officeooo:rsid="001e83c0" officeooo:paragraph-rsid="001e83c0"/>
    </style:style>
    <style:style style:name="P37" style:family="paragraph" style:parent-style-name="Standard">
      <style:text-properties officeooo:rsid="001e83c0" officeooo:paragraph-rsid="001e8a4c"/>
    </style:style>
    <style:style style:name="P38" style:family="paragraph" style:parent-style-name="Standard">
      <style:text-properties officeooo:rsid="001fdad2" officeooo:paragraph-rsid="001fdad2"/>
    </style:style>
    <style:style style:name="P39" style:family="paragraph" style:parent-style-name="Standard">
      <style:text-properties officeooo:rsid="002032e2" officeooo:paragraph-rsid="002032e2"/>
    </style:style>
    <style:style style:name="P40" style:family="paragraph" style:parent-style-name="Standard">
      <style:text-properties officeooo:rsid="0020e2f2" officeooo:paragraph-rsid="0020e2f2"/>
    </style:style>
    <style:style style:name="P41" style:family="paragraph" style:parent-style-name="Standard">
      <style:text-properties officeooo:rsid="0022556b" officeooo:paragraph-rsid="0022556b"/>
    </style:style>
    <style:style style:name="P42" style:family="paragraph" style:parent-style-name="Standard">
      <style:text-properties officeooo:rsid="002407a2" officeooo:paragraph-rsid="002407a2"/>
    </style:style>
    <style:style style:name="P43" style:family="paragraph" style:parent-style-name="Standard">
      <style:text-properties officeooo:rsid="00254ec3" officeooo:paragraph-rsid="00254ec3"/>
    </style:style>
    <style:style style:name="T1" style:family="text">
      <style:text-properties officeooo:rsid="00030b57"/>
    </style:style>
    <style:style style:name="T2" style:family="text">
      <style:text-properties officeooo:rsid="0003ac82"/>
    </style:style>
    <style:style style:name="T3" style:family="text">
      <style:text-properties officeooo:rsid="0004192e"/>
    </style:style>
    <style:style style:name="T4" style:family="text">
      <style:text-properties officeooo:rsid="00057eed"/>
    </style:style>
    <style:style style:name="T5" style:family="text">
      <style:text-properties officeooo:rsid="00087be4"/>
    </style:style>
    <style:style style:name="T6" style:family="text">
      <style:text-properties officeooo:rsid="000af96d"/>
    </style:style>
    <style:style style:name="T7" style:family="text">
      <style:text-properties officeooo:rsid="000dad94"/>
    </style:style>
    <style:style style:name="T8" style:family="text">
      <style:text-properties officeooo:rsid="0011d025"/>
    </style:style>
    <style:style style:name="T9" style:family="text">
      <style:text-properties officeooo:rsid="0013fd49"/>
    </style:style>
    <style:style style:name="T10" style:family="text">
      <style:text-properties officeooo:rsid="0016156f"/>
    </style:style>
    <style:style style:name="T11" style:family="text">
      <style:text-properties officeooo:rsid="0016987b"/>
    </style:style>
    <style:style style:name="T12" style:family="text">
      <style:text-properties officeooo:rsid="00179c9c"/>
    </style:style>
    <style:style style:name="T13" style:family="text">
      <style:text-properties officeooo:rsid="001bdea1"/>
    </style:style>
    <style:style style:name="T14" style:family="text">
      <style:text-properties officeooo:rsid="001d08cd"/>
    </style:style>
    <style:style style:name="T15" style:family="text">
      <style:text-properties officeooo:rsid="001e8a4c"/>
    </style:style>
    <style:style style:name="T16" style:family="text">
      <style:text-properties officeooo:rsid="002032e2"/>
    </style:style>
    <style:style style:name="T17" style:family="text">
      <style:text-properties officeooo:rsid="0020e2f2"/>
    </style:style>
    <style:style style:name="T18" style:family="text">
      <style:text-properties officeooo:rsid="0022556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В то воскресенье я опять поехал на Сейм велосипедом, но уже один.</text:p>
      <text:p text:style-name="P2">Знакомая дорога промёлькивает под спицами быстрей, тем более, что ехал я совсем налегке — Сашка с Наташкой тоже собирались приехать на сеймовской пляж двухчасовой электричкой. Вот и привезут мне чего-нибудь пожевать.</text:p>
      <text:p text:style-name="P2">Откуда мне было знать, что от велопробега и купаний так сильно есть захочется. Аж живот подвело. И я уже видеть не мог, как пляжники созывают друг друга, усаживаются в кружок на разостланных по песку одеялах-покрывалах и <text:s/>начинают уминать свои вкуснятины.</text:p>
      <text:p text:style-name="P2">Долго ещё?</text:p>
      <text:p text:style-name="P2">И я навострял уши, когда в разных концах пляжа разные приёмники, настроенные на один и тот же «Маяк», начинали объявлять одно и то же точное время после шестого сигнала «пиии!»</text:p>
      <text:p text:style-name="P3">Наконец, по мосту через Сейм прогрохотала двухчасовая электричка на Хутор Михайловский. <text:s/>От сосновой рощи за полем показались группки пешеходов. Но ни в первой волне вновь прибывших, ни в последующих сестры с братом не оказалось.</text:p>
      <text:p text:style-name="P3">Что за дела? Договорились же — буду ждать их на пляже. Жрать охота.</text:p>
      <text:p text:style-name="P3">Тут ко мне подошёл Саша Плаксин, он жил на углу Гоголя, напротив колонки.</text:p>
      <text:p text:style-name="P3">Наташа сказала ему передать мне, что они не приедут, потому что мы идём на день рожденья к дяде Ваде и мне надо приехать прямиком к нему.</text:p>
      <text:p text:style-name="P3">- Всё? Больше ничего не передавала?</text:p>
      <text:p text:style-name="P3">- Нет.</text:p>
      <text:p text:style-name="P3">Ну, правильно — зачем набивать желудок, когда идёшь на день рожденья.</text:p>
      <text:p text:style-name="P3">И я поехал обратно с желудком прилипшим к хребту.</text:p>
      <text:p text:style-name="P3">Знакомая дорога уже не казалась такой короткой. Педали отяжелели и я уже не спринтовал, а крутил их с заметной натугой, под крутившуюся в уме заунывную песню <text:s/>разбойников из кинофильма «Морозко»:</text:p>
      <text:p text:style-name="P3"><text:tab/><text:tab/><text:tab/>- Ох, и голодно нам...</text:p>
      <text:p text:style-name="P3"><text:tab/><text:tab/><text:tab/> <text:s text:c="2"/>Ох, и холодно нам...</text:p>
      <text:p text:style-name="P3">Лес кончился, пошла тропа вдоль железнодорожной насыпи, а впереди ещё больше половины пути. До чего, всё-таки жрать хочется.</text:p>
      <text:p text:style-name="P3">Когда показался большой щит на въезде в город с надписью «Ласкаво просимо!», я почувствовал, что дальше не могу <text:span text:style-name="T1">и свернул в заросшую травой канаву, что тянулась к лесополосе.</text:span></text:p>
      <text:p text:style-name="P4">Когда-то на Объекте мы, дошкольники, показывали друг другу всякие съедобные травы. Тёмных «солдатиков» можно есть, и белую сердцевину очерета.</text:p>
      <text:p text:style-name="P4">Однако, в этой канаве только несъедобные одуванчики да спарыш. Ещё вот эти, с метёлочками наверху.</text:p>
      <text:p text:style-name="P4">Я вытаскиваю их верхушки и жую мягкую <text:s/>часть стебелька. Нет, это не харч...</text:p>
      <text:p text:style-name="P4">И ещё малость полежав в канаве, я еду к дяде Ваде домой.</text:p>
      <text:p text:style-name="P4">Там я оказался самым первым из гостей.</text:p>
      <text:p text:style-name="P4">До этого летнего дня я нос воротил от сала, и мама мне говорила:</text:p>
      <text:p text:style-name="P4">- Может тебе марципанов на блюдечке?</text:p>
      <text:p text:style-name="P4">Но после него знаю — нет ничего вкуснее ломтя сала на краюхе чёрного хлеба.</text:p>
      <text:p text:style-name="P4">Кому-то не кошерно? Ничего! Мне больше достанется!</text:p>
      <text:p text:style-name="P5">В июле мы — брат с сестрой и я — поехали в военно-патриотический лагерь в городе Щорс. Путёвки предложили в школе, очень недорого. Пришлось мне опять одевать пионерский галстук.</text:p>
      <text:p text:style-name="P5">Щорс стоит в стороне от магистралей,: поэтому туда надо ехать на дизельном поезде часа четыре.</text:p>
      <text:p text:style-name="P5">Там нас ждала обычная пионерлагерная рутина: мёртвый час после обеда, редкие выходы через город — купаться в речке возле железнодорожного моста.</text:p>
      <text:p text:style-name="P5">Хорошо, хоть библиотека есть.</text:p>
      <text:p text:style-name="P5">Правда, случился один необычный день.</text:p>
      <text:p text:style-name="P5"><text:soft-page-break/>После подъёма в столовой оказались одни только ребята. Старшая пионервожатая объявила, что наших девочек похитили, после завтрака идём их искать.</text:p>
      <text:p text:style-name="P5">Ну, прямо как в детстве; казаки-разбойники. Отыщем полонянок по стрелам на песке лесных тропинок.</text:p>
      <text:p text:style-name="P5">Там, где лес кончился и пошли ровные ряды сосновых лесопосадок, дорога вывела на перекрёсток. Куда теперь?</text:p>
      <text:p text:style-name="P5">Мы разделились на поисковые группы. Я и двое ребят пошли направо. Дорога вернулась к опушке и привела к одинокой хате за низким штакетником. Наверное, лесник тут живёт.</text:p>
      <text:p text:style-name="P5">Во дворе ни души, даже собаки нет. Поближе к хате, под деревом, пустой гроб — и крышка рядом.</text:p>
      <text:p text:style-name="P5">А что остаётся делать, если тебе в детстве баба Марфа читала «Русские былины»?</text:p>
      <text:p text:style-name="P5">Конечно, я лёг в этот гроб и попросил ребят накрыть меня крышкой — <text:span text:style-name="T2">как Святогор просил Илью Муромца.</text:span></text:p>
      <text:p text:style-name="P6">Они исполнили мою просьбу. Я полежал в тесной темноте, совсем не страшно, приятно пахнет стружкой из рубанка; потом я попробовал сдвинуть крышку, но она не поддалась — наверное, они уселись сверху.</text:p>
      <text:p text:style-name="P6">Кричать я не стал — начитанный, знаю, что от каждого вопля, как от удара мечом Ильи Муромца, гроб будет окольцовываться дополнительным железным обручем.</text:p>
      <text:p text:style-name="P6">Я ещё подождал, а потом легко сдвинул крышку в сторону. Вокруг было тихо и пусто. Тем ребятам, наверное, жутко стало сидеть в безлюдном дворе на молчаливом гробу.</text:p>
      <text:p text:style-name="P6">Когда я вернулся к перекрёстку, все были в сборе, и похищенные девочки тоже — пора возвращаться в лагерь на обед.</text:p>
      <text:p text:style-name="P6">До конца смены в том лагере я не пробыл; старшей пионервожатой позвонили из конотопского горкома комсомола и сказали, что мне нужно ехать в лагерь подготовки комсомольского актива <text:s/>в областном центре, городе Сумы.</text:p>
      <text:p text:style-name="P6">В последний вечер перед отъездом в лагерь пришли местные щорсовцы и хотели устроить мне разборку. Они даже всовывались в окно спальни и жестами показывали, что мне — кранты.</text:p>
      <text:p text:style-name="P6">То ли я неудачно им как-то возразил во время купания под мостом, или какая-то из местных девочек, отдыхающих в лагере, пожаловалась им, что я <text:span text:style-name="T3">слишком </text:span>много о себе <text:span text:style-name="T3">воображаю</text:span> и выделыва<text:span text:style-name="T3">ю</text:span>сь.</text:p>
      <text:p text:style-name="P7">Не влезли они потому, что в спальне была вожатая. Она ещё потом сопровождала меня через тёмный лагерь в отряд моих сестры и брата — попрощаться перед отъездом.</text:p>
      <text:p text:style-name="P7">В сумском лагере подготовки комсомольского актива ребят из Конотопа было четверо и мы жили в палатке с четырьмя койками, а <text:span text:style-name="T4">обе </text:span>наши девушки в одной из спален длинного одноэтажного корпуса.</text:p>
      <text:p text:style-name="P7">Ещё в лагере было отдельное здание столовой и сцена-раковина перед рядами скамеек из брусьев, в окружении полузасохших сосен.</text:p>
      <text:p text:style-name="P7">На этих скамейках до обеда мы записывали лекции в выданные нам блокноты — убей не помню о чём.</text:p>
      <text:p text:style-name="P7"/>
      <text:p text:style-name="P8">Когда-то, в пионерлагере за Зоной, палатка старшего отряда казалась мне частью волшебно-былинного мира, я испытывал чувство <text:s/>благоговения в зачарованном пространстве меж её <text:s text:c="2"/>стен с трепетными <text:s/>тенями листвы на тёплом от солнца брезенте.</text:p>
      <text:p text:style-name="P8">Теперь же, в <text:s/>лагеря комсомольского актива, палатка, где мы валялись поверх заправки своих коек, была просто палаткой без всякого театра теней по сторонам.</text:p>
      <text:p text:style-name="P8">Как много мы теряем вырастая.</text:p>
      <text:p text:style-name="P8">Я был самым младшим в конотопском отряде. <text:s/>Ребята постарше вели солидные беседы про преимущества «волги» над «победой», и про обкатку мотоциклов, и что какой-то сосед женился в возрасте восемнадцати лет от роду; идиот — ему ещё надо во дворе с пацанами в футбол гонять.</text:p>
      <text:p text:style-name="P8">Один из наших умел играть на гитаре. Он одалживал её у кого-то в длинном корпусе. </text:p>
      <text:p text:style-name="P9"><text:soft-page-break/>В его репертуаре насчитывалось всего две песни — про город, куда не найти дороги, где у жителей мысли и слова поперёк, а руки любимых вместо квартир; и ещё одна — «...идёт скелет, за ним другой...»</text:p>
      <text:p text:style-name="P9">Но и на эти две всегда сходилась аудитория из соседних палаток и девушки из корпуса.</text:p>
      <text:p text:style-name="P9">Я попросил его научить меня. Он показал мне два аккорда, чтоб я тренировался выбивать ритм «восьмёрку».</text:p>
      <text:p text:style-name="P9">На кончиках пальцев левой руки пробороздились глубокие вмятины от гитарных струн. Было больно, но научиться хотелось очень.</text:p>
      <text:p text:style-name="P9">В КВН против команды сумчан мы проиграли, но не в приветствии, которое я ниоткуда не сдирал.</text:p>
      <text:p text:style-name="P9">Мы вышли как заблудившиеся инопланетяне:</text:p>
      <text:p text:style-name="P9"><text:tab/><text:tab/><text:tab/><text:tab/>- Мы на Марс собирались,</text:p>
      <text:p text:style-name="P9"><text:tab/><text:tab/><text:tab/><text:tab/> <text:s/>Йе! Йе!</text:p>
      <text:p text:style-name="P9"><text:s text:c="11"/><text:tab/><text:tab/><text:tab/><text:tab/> <text:s/>А попали мы к вам!</text:p>
      <text:p text:style-name="P9"><text:tab/><text:tab/><text:tab/><text:tab/> <text:s/>Йе! Йе! Йе! Йе!</text:p>
      <text:p text:style-name="P9"/>
      <text:p text:style-name="P10">После восьмого класса мы многих не досчитались — они ушли или уехали в разные техникумы и ПТУ.</text:p>
      <text:p text:style-name="P10">Куба поступил в Одесское мореходное училище, Володя Шерудило в ПТУ, которое в Конотопе почему-то называют бурсой, а учащихся, соответственно, бурсакáми. <text:s/>Чепа в Конотопский железнодорожный техникум...</text:p>
      <text:p text:style-name="P10">В параллельном классе потери были не меньше и нас объединили в один девятый класс.</text:p>
      <text:p text:style-name="P10">В первый день занятий после линейки и звонка в наш сводный класс зашёл Валера Парасюк, по кличке «Квэк».</text:p>
      <text:p text:style-name="P10">Он был блондин и уже десятиклассник, но бегал за какой-то девочкой из нашего объединённого класса и зашёл, типа, просто сказать ребятам «привет-привет».</text:p>
      <text:p text:style-name="P10">За ним последовала учительница украинского языка Федосья Яковлевна, по кличке «Феська», с гладко причёсанными на прямой пробор волосами и венчиком тощей косы вокруг головы.</text:p>
      <text:p text:style-name="P10">Она велела ему выйти за дверь, но он пошёл своим путём — влез на подоконник и выпрыгнул во двор, блеснув напоследок начищенными чёрной ваксой туфлями.</text:p>
      <text:p text:style-name="P10">Учительница химии, Татьяна Фёдоровна, всегда нам ставила в пример его туфли:</text:p>
      <text:p text:style-name="P10">- Если у парня туфли блестят, значит он следит за собой. Берите пример с Парасюка.</text:p>
      <text:p text:style-name="P11">Федосья Яковлевна, она же Феська, закрыла распахнутое окно за Валерой, он же Квэк, и сказала не обращать внимания — всё равно он уже переведён в четырнадцатую школу за то, что она ближе к его дому и у педколлектива теперь меньше забот будет.</text:p>
      <text:p text:style-name="P11"/>
      <text:p text:style-name="P12">Лучше всего люди познаются и притираются друг к другу в ходе совместной трудовой деятельности.</text:p>
      <text:p text:style-name="P12">В первую же субботу учебного года старшеклассникам было сказано явиться <text:s/>в школу с вёдрами — пойдём в село Подлипное помогать с уборкой урожая.</text:p>
      <text:p text:style-name="P12">Денёк выдался на славу — тёплый, сентябрьский, с ярким солнцем в синем небе.</text:p>
      <text:p text:style-name="P12">Нас привели на край поля, где зелёной стеной стояли посевы неубранной кукурузы. </text:p>
      <text:p text:style-name="P12">Дело нехитрое — обрываешь початок со стебля, отдираешь с него длинные продольные листья, бросаешь в ведро; когда оно наполнится, относишь на общую кучу.</text:p>
      <text:p text:style-name="P12">Это называется шефская помощь колхозу.</text:p>
      <text:p text:style-name="P12">Каждого шефа поставили перед рядком кукурузных стеблей, идя вдоль которого надо достичь другого конца поля, <text:span text:style-name="T5">собрав початки.</text:span></text:p>
      <text:p text:style-name="P13">И работа закипела — мы дружно двинулись вперёд под постук жестяных вёдер, оживлённые возгласы школьников, наставительные окрики педагогов, вспышки и бахканье взрывпакетов в небесной сини.</text:p>
      <text:p text:style-name="P13">Я заметил, что начинаю отставать от общего продвижения. Когда, отнеся очередное ведро <text:soft-page-break/>початков на общую кучу, я <text:s/>возвращался к своему рядку, то заметил, что не на всяком из рядков сняты все початки.</text:p>
      <text:p text:style-name="P13">Так что ж не объяснили, что собирать надо не все подряд, а лишь самые-самые?</text:p>
      <text:p text:style-name="P13">Подкорректировав приоритеты, я вскоре догнал основную массу шефов-помощников, а затем настиг и авангардную группу ребят.</text:p>
      <text:p text:style-name="P13">Авангардистов стало четверо.</text:p>
      <text:p text:style-name="P13">У идущих впереди есть ряд преимуществ.</text:p>
      <text:p text:style-name="P13">Тебе не нужно возвращаться к общим кучам собранной кукурузы. Как только ведро наполнится початками, ты высыпаешь их на землю и становишься основоположником новых куч, куда будут сносить свою лепту идущие позади.</text:p>
      <text:p text:style-name="P13">Двое из ребят и вовсе избрали путь наименьшего сопротивления — сорвав початок кукурузы, отбрасывали его на несколько метров в сторону, даже не чистя.</text:p>
      <text:p text:style-name="P13">Я не стал подражать — конец поля и так уже виднелся.</text:p>
      <text:p text:style-name="P13">Мы вышли к нераспаханному полю, где заканчивались посадки кукурузы и ещё полчаса валялись в траве, пока к нам подошли остальные.</text:p>
      <text:p text:style-name="P13"/>
      <text:p text:style-name="P13">В сентябре Архипенки переехали на улицу Рябошапки, рядом с Рембазой, где дядя Толик получил квартиру в пятиэтажке.</text:p>
      <text:p text:style-name="P14">Жить стало просторнее — родители перешли спать на кухню.</text:p>
      <text:p text:style-name="P14">А во дворе хаты появился новый жилец — Григорий Пилюта. Он отбыл свои десять лет за убийство и вернулся в родительский дом.</text:p>
      <text:p text:style-name="P14">Тёмные волосы скрывали его лоб до бровей, а глаза смотрели вниз или в сторону. Сумрачно и молча проходил он от калитки до своего крыльца.</text:p>
      <text:p text:style-name="P14">Застенные концерты Пилютихи с его появлением не прекратились. Хотя, однажды проходя под окном их кухни, я слышал, как он грубым окриком пытался заткнуть её поток проклятий кухонной стене.</text:p>
      <text:p text:style-name="P14">Вскоре меня среди ночи, при свете настольной лампы разбудил отец. Мама стояла рядом с ним, а Сашка и Наташа выглядывали из-под своих одеял.</text:p>
      <text:p text:style-name="P14">Отец сказал, что Пилюта ломится в нашу дверь с ножом и мне надо через окно комнаты спуститься в палисадник и тем же путём принести два топора из мастерской.</text:p>
      <text:p text:style-name="P14">Одеваться было некогда — через тёмную кухню доносились удары в дверь веранды и пьяные вопли в адрес мамы:</text:p>
      <text:p text:style-name="P14">- Открой! Я тебе кишки выпущу!</text:p>
      <text:p text:style-name="P14">Я быстренько принёс что нужно и мы с отцом встали возле двери, что ходуном ходила под ударами орущего Григория Пилюты.</text:p>
      <text:p text:style-name="P14">Сколько выдержит щеколда навесного английского замка?</text:p>
      <text:p text:style-name="P14">Мы с отцом стояли в одних трусах и майках с топорами в руках.</text:p>
      <text:p text:style-name="P14">- Серёжа,- сказал отец взволнованным голосом, - как вломится, остряком не бей. Обухом глуши.</text:p>
      <text:p text:style-name="P14">Мне было страшно, но я хотел, чтобы Пилюта поскорей бы уже ворвался.</text:p>
      <text:p text:style-name="P14">Он не ворвался. В темноте двора раздались причитания Пилютихи и уговаривающий мужской голос — <text:span text:style-name="T6">Юра Плаксин из хаты на углу Гоголя, друг детства Гриши Пилюты. Он увёл его с собой.</text:span></text:p>
      <text:p text:style-name="P15">Мы оставили топоры на веранде и легли спать дальше.</text:p>
      <text:p text:style-name="P15">Наутро я увидел, что серая краска снаружи входной двери исцарапана, а кое-где поклёвана ножом.</text:p>
      <text:p text:style-name="P15">Хорошо, что это не зимой случилось, когда уже вставлены вторые рамы. Как бы я выбирался в мастерскую?</text:p>
      <text:p text:style-name="P15">Потом приходил Юра Плаксин, уговаривал родителей не сообщать участковому о происшествии.</text:p>
      <text:p text:style-name="P15">Один топор ещё долго оставался на веранде, пока Григорий не переехал куда-то из материнской хаты, от греха подальше; сама же натравит, накрутит, а потом бежит к Плаксину, <text:soft-page-break/>чтобы сынка снова не посадили.</text:p>
      <text:p text:style-name="P15">Впоследствии я иногда встречал Григория в городе, но во дворе нашей хаты — ни разу.</text:p>
      <text:p text:style-name="P15"/>
      <text:p text:style-name="P15">После подготовки в областном лагере комсомольского актива, меня избрали комсоргом тринадцатой школы. А ещё через неделю я несколько дней <text:s/>не ходил на занятия по уважительной причине.</text:p>
      <text:p text:style-name="P15">В составе комиссии из пяти таких же как я комсоргов, посещал отчётные заседания комсомольских комитетов школ города, во главе с вторым секретарём горкома комсомола.</text:p>
      <text:p text:style-name="P15">Помимо меня в комиссии оказались ещё двое из прошедших сумской лагерь — гитарист и одна из девушек.</text:p>
      <text:p text:style-name="P15">На отчётных заседаниях царила скука смертная, потому что везде одно и то же и одними и теми же словами.</text:p>
      <text:p text:style-name="P15">Но второй секретарь от нас требовала, чтоб мы непременно высказывались с критическими замечаниями; у гитариста это получалось.</text:p>
      <text:p text:style-name="P16">Комсомольцы тринадцатой школы не расставались со своими славными пионерскими традициями, продолжая участвовать в общешкольном сборе металлолома.</text:p>
      <text:p text:style-name="P16">Каждую осень длинный школьный двор делился на секторы, что тянулись от мастерской до двухэтажного здания возле ворот.</text:p>
      <text:p text:style-name="P16">Эти сектора распределялись между классами, чтоб они знали кому куда складывать собранный ими металлолом.</text:p>
      <text:p text:style-name="P16">Классы соревновались, кучи из всякой ржавой всячины росли и взвешивались, пока, в конце концов, их не увозили куда-то, а классам победителям выдавались грамоты.</text:p>
      <text:p text:style-name="P16">Конечно, грамоты мало кого интересовали, а интересно было собраться всем классом после школы и... ну, ладно, не всем классом, а кто придёт и...</text:p>
      <text:p text:style-name="P16">И попеременно катя пару возков, дребезжащих на булыжной мостовой Богдана Хмельницкого и скрипящих на пыльно-грунтовом покрытии остальных улиц Посёлка отправиться на поиски металлолома.</text:p>
      <text:p text:style-name="P16">А где искать-то?</text:p>
      <text:p text:style-name="P16">Ну, у кое-кого есть соседи, которые рады избавиться от кучи многолетних металло-наслоений <text:s/>в углу двора. Заводите свой возок под погрузку!</text:p>
      <text:p text:style-name="P16">Однако, проржавелые тазы, диванные пружины и гнутые гвозди слишком легковесны для роста авторитета твоей металлоломной кучи.</text:p>
      <text:p text:style-name="P17">Да и чистоплотных соседей не густо — а кому мешает тот хлам за сараем? Иногда в нём кусок проволоки найдётся <text:s/>— привязать в заборе доску, в которой гвоздь уже не держится, до того струхла.</text:p>
      <text:p text:style-name="P17">Поэтому <text:s text:c="2"/>новосозданный коллектив <text:span text:style-name="T7">нашего </text:span>девятого класса со своими возками отправился в свободный поиск вдоль заводской стены на Профессийной.</text:p>
      <text:p text:style-name="P18">Как стервятники в поисках добычи.</text:p>
      <text:p text:style-name="P18">Там, где кончается завод и начинаются пути сортировочной станции, мы покружили вокруг явно ничейной колёсной пары от вагона. Но многотонную махину на возки не взвалишь и не увезёшь, а то б мы враз всех победили.</text:p>
      <text:p text:style-name="P18">Поискали вдоль путей — тоже ничего. Но в одном широком бетонном кольце ребята обнаружили арбуз и ящик винограда.</text:p>
      <text:p text:style-name="P18">Наверно станционные грузчики умыкнули где-то из вагона и припрятали, предположил Володя Сакун из бывшего параллельного.</text:p>
      <text:p text:style-name="P19">Мы огляделись — вокруг только неподвижные составы грузовых поездов. У кого-то нашёлся нож взрезать арбуз.</text:p>
      <text:p text:style-name="P19">Но он оказался таким большим, что не располовинился от кругового надреза. Пришлось ударить им о стенку бетонного кольца.</text:p>
      <text:p text:style-name="P19">Арбуз распался надвое, но сердцевина — так называемая «душа» арбуза — осталась в одной половине.</text:p>
      <text:p text:style-name="P19">Красная, сахаристая, в окаёмке тёмно-коричневых семечек.</text:p>
      <text:p text:style-name="P19"><text:soft-page-break/>Никогда не ожидал от себя такой прыти, но именно я нанёс «удар сокола», обеими руками выхватив из арбуза его душу.</text:p>
      <text:p text:style-name="P19">Чуть придя в себя от изумления самим собою, я великодушно отказался от участия в дележе оставшихся частей.</text:p>
      <text:p text:style-name="P19">Ребята разрезали их на дольки, а я так и ел из собственных ладоней истекающую сладчайшим соком арбузную мякоть.</text:p>
      <text:p text:style-name="P19">Виноград мы оставили грузчикам. Больше половины ящика. Чтоб не обижались.</text:p>
      <text:p text:style-name="P19">Попозже, по дружеским наводкам, мы вышли на залежи металлолома, но совсем в другом месте.</text:p>
      <text:p text:style-name="P19">В заборе из труб между Базаром и Бурсой оказалась дыра, через которую мы натаскали довольно длинные обрезки труб и столько, что хватило на оба возка.</text:p>
      <text:p text:style-name="P19">На следующий день в нашу школу пришёл завхоз Бурсы, опознал трубы в нашей куче, поговорил с директором и увёз их.</text:p>
      <text:p text:style-name="P19">Оказывается, это нужный материал для обучения работе на токарном станке.</text:p>
      <text:p text:style-name="P19">Но Пётр Иванович нас даже не пожурил. Да и за что?</text:p>
      <text:p text:style-name="P19">Кто мог предположить, что нужный материал валяется в зарослях крапивы? Тем более, что рядом никакой токарной мастерской и близко нет.</text:p>
      <text:p text:style-name="P20">А насчёт моего необъяснимого поступка с изъятием души арбуза...</text:p>
      <text:p text:style-name="P21">В те непостижимо далёкие времена я ещё не знал, что все мои невзгоды или радости, взлёты и падения, <text:s/>все мои тупости и озарения, <text:span text:style-name="T8">исходят</text:span> от той сволочи в не<text:span text:style-name="T8">достиж</text:span>имо далёком будущем, которая сейчас слагает это письмо тебе, лёжа в палатке посреди тёмного леса <text:span text:style-name="T8">под неумолчное</text:span> журча<text:span text:style-name="T8">нье </text:span>струй реки по имени Варанда...</text:p>
      <text:p text:style-name="P21"/>
      <text:p text:style-name="P23">Непредсказуемо начало дружб.</text:p>
      <text:p text:style-name="P23">Иду после школы домой, смотрю Витя Черевко, объединённый со мной одноклассник, тоже идёт по Нежинской.</text:p>
      <text:p text:style-name="P23">- О. А ты тут чё?</text:p>
      <text:p text:style-name="P23">- А. Иду к Владе, он на Литейной живёт.</text:p>
      <text:p text:style-name="P23">- И я с тобой.</text:p>
      <text:p text:style-name="P23"/>
      <text:p text:style-name="P23">С того дня у меня два друга-одноклассника: <text:s/>Чуба, он же Витя Черевко, и Владя, он же Володя Сакун.</text:p>
      <text:p text:style-name="P23">У Влади длинный чуб жирновато-каштановых волос от длинного пробора над правым ухом, два-три недозрелых прыща на щеках и необыкновенно большие, красивые глаза — любая девушка позавидует.</text:p>
      <text:p text:style-name="P23">У Чубы чёрные, чуть курчавые волосы, голубые глаза, румяные щёки и брызги веснушек на аккуратном носу.</text:p>
      <text:p text:style-name="P23">Место наших встреч — крыльцо Владиной хаты.</text:p>
      <text:p text:style-name="P23">Он живёт с матерью, Галиной Петровной, в комнатке с кухонькой, что вместе едва ли сложатся в одну кухню у нас на Нежинской.</text:p>
      <text:p text:style-name="P23">На узкой кухне: стол-ящик, кровать и плита-печка — больше ничего не поместилось, кроме крючков вешалки рядом с дверью. В комнате: шкаф, кровать стол <text:span text:style-name="T9">с задвинутыми под него стульями — иначе не протиснуться — и этажерка с телевизором. Глухая стена кухни и комнаты отделяет от половины соседей.</text:span></text:p>
      <text:p text:style-name="P24">Галина Петровна работает нянечкой в детском саду, что между парком КПВРЗ и спуском в тоннель Путепровода.</text:p>
      <text:p text:style-name="P24">Иногда к ней в гости приходит двоюродный брат, которого она называет Карандаш, или Каранделя, смотря по настроению. С собой он приносит бутылку вина. Может, и вправду родственник — у него с Владей схожие глаза.</text:p>
      <text:p text:style-name="P24">Два старших брата Влади разъехались по Союзу в поисках длинного рубля. Они не похожи ни на мать, ни на Владю, ни друг на друга.</text:p>
      <text:p text:style-name="P24">Владя очень популярен среди ребят не только Литейной, но и Кузнечной улиц. Он умеет <text:soft-page-break/>классно «гонять дуру». Например, про то, как в Шотландии мужики на соревновании кидают брёвна, от лица одного из тех мужиков.</text:p>
      <text:p text:style-name="P24">- Ну, не врубился он, шо я уже киданýл, <text:s/>ну, его и накрыло — откинул копытá...</text:p>
      <text:p text:style-name="P24">И он уморно закатывает один глаз под веко.</text:p>
      <text:p text:style-name="P24">Или про то, как Колян Певрый по пьяни принял фонарный столб за прохожего — сперва зашугивал, потом вымогал закурить, а под конец начал вырубать, за то, шо тот его не уважает... но так и не завалил...</text:p>
      <text:p text:style-name="P24">А в один из вечеров на крыльце появилась гитара — Вася Марков принёс — и Владя запел про графа и его дочь Валентину.</text:p>
      <text:p text:style-name="P25">Так я попал к нему в зависимость и начал раболепно упрашивать, чтоб он и меня научил. Он отвечал, что и сам обучается у Квэка — лучше мне напрямую к тому обратится. Только у меня всё равно гитары-то нет, <text:s/>а эта Васина, он никому не разрешает давать.</text:p>
      <text:p text:style-name="P26">Если что-то очень хочешь, мечта исполняется секундально, плюс-минус два дня. Нашлась гитара!</text:p>
      <text:p text:style-name="P26">Вадик Глущенко, <text:span text:style-name="T17">он же Глуща, </text:span><text:s/>с той же Литейной, продал мне свою; и по магазинной цене — внутри короба можно прочитать на наклейке «7 рублей 50 копеек. Ленинградская фабрика музыкальных инструментов».</text:p>
      <text:p text:style-name="P26">Мама почти сразу выделила искомую сумму.</text:p>
      <text:p text:style-name="P26">Правда, на колышке третьей струны не хватало пластмассового кружка и при настройке его приходилось крутить плоскогубцами, но впоследствии отец снял колышек, отнёс на работу и приварил аккуратный железный кружок.</text:p>
      <text:p text:style-name="P26">Квэк дал мне помятый листок из тетрадки в клеточку с бесценной разметкой гитарных аккордов: «маленькая звёздочка», <text:s/>«большая звёздочка», «кочерга» и «барэ».</text:p>
      <text:p text:style-name="P26">Ещё немного и я догоню Владю и тоже начну петь про любимицу графа и графских гостей.</text:p>
      <text:p text:style-name="P26">Но не успел. У Влади появилась новенькая шестиструнная гитара от брата Юры, и я опять безнадёжно отстал, потому что на ней нет никаких «кочерёг» и «звёздочек». </text:p>
      <text:p text:style-name="P26">Пришлось делать запилы на порожке грифа своей гитары для раскладки шести струн вместо семи и учиться заново.</text:p>
      <text:p text:style-name="P26">В октябре ещё было тепло и Галина Петровна устроила <text:s text:c="2"/>день рождения Влади для него и его одноклассников на открытом воздухе.</text:p>
      <text:p text:style-name="P26">Стол из комнаты был вынесен в палисадник и оказался раздвижным. <text:span text:style-name="T10">Его установили между хатой и крашеной дощатой будкой с <text:s text:c="2"/>оконным переплётом от веранды, которая служила летней кухней и спальней.</text:span></text:p>
      <text:p text:style-name="P27">За этим столом я впервые выпил вина. Какое великолепное ощущение!</text:p>
      <text:p text:style-name="P27">Окружающий мир подёрнулся лёгким занавесом из полупрозрачных, как крылья стрекозы, цветочных лепестков с тонюсенькими прожилками. Вокруг сидели прекрасные друзья — лучшие люди на свете — мы вели такие остроумные беседы и Владина мать так весело смеялась, а тени под кустами парички расплывчато углубились.</text:p>
      <text:p text:style-name="P27"/>
      <text:p text:style-name="P27"><text:span text:style-name="T12">С наступлением зимы</text:span> у нашей одноклассницы Любы Сердюк тоже был день рожденья и те, кто сдавал старосте класса, Тане Красножон, по два рубля, пришли к ней на хату.</text:p>
      <text:p text:style-name="P27">В большой гостиной стоял стол с белой скатертью, заставленный салатами, холодцом и лимонадом.</text:p>
      <text:p text:style-name="P27">Когда все пришли и вручили Любе подарок от класса, её родители оделись и ушли к соседям и дальше мы праздновали самостоятельно.</text:p>
      <text:p text:style-name="P27">Ребята втихаря отделялись от коллектива и уходили на большую остеклённую веранду пить принесённый кем-то самогон.</text:p>
      <text:p text:style-name="P27">В небольшой спаленке напротив двери гостиной устроили дискотеку.</text:p>
      <text:p text:style-name="P27">Там стоял проигрыватель с долгоиграющей пластинкой инструментальной музыки «Поющих гитар» <text:span text:style-name="T11">и он же, своей панелью, был единственным освещением в комнате, если не считать того, что пробивалось из коридора в просвет между сдвинутыми дверными шторами. Время от времени брат Любы, оболтус <text:s/>семиклассник, просовывал из коридора руку и щёлкал </text:span><text:soft-page-break/><text:span text:style-name="T11">выключателем у двери. Под потолком вспыхивала слепящая лампочка, танцоры отпрядывали друг от друга, жмурились, рыкали на тупого придурка, он гыгыкал и убегал на веранду. Партнёр из ближайшей к дверям пары снова тушил свет.</text:span></text:p>
      <text:p text:style-name="P28">Я не ходил на веранду, а задержался за столом, налегая на любимый оливье. Когда я запил его уже не таким любимым, но по-прежнему вкусным лимонадом, за столом уже почти никого не было.</text:p>
      <text:p text:style-name="P28">За пару стульев от меня с недовольным лицом сидела Таня Крутась из бывшего параллельного. Я набрался решимости, подошёл к ней и сказал «разрешите».</text:p>
      <text:p text:style-name="P28">Она даже не взглянула на меня, а ещё недовольнее поджала губы, поднялась и пошла впереди меня в танцевальную спальню.</text:p>
      <text:p text:style-name="P28">Там не меняли партнёров и не расходились, а переждав пока пластинка отшуршит промежуток между песнями, опять обхватывали руками свою пару, прижимаясь друг к другу верхней частью туловищ.</text:p>
      <text:p text:style-name="P28">Лёгкое покачивание Таниной тонкой талии между ладоней <text:s/>моих рук, возложенных поверх её бёдер, хмелило меня сильнее вина. </text:p>
      <text:p text:style-name="P28">Пульсирующий гул в ушах, насторожённость каждого мускула — не упустить, встретить наималейшее движение её рук у меня на плечах...</text:p>
      <text:p text:style-name="P28">И я не злился на дебила игравшего выключателем, но, отпрянув под яркой лампочкой, я всматривался в её профиль с бледной чистой кожей и недовольно опущенным взглядом, любовался прядью волнистых волос в небольшом хвостике пониже затылка.</text:p>
      <text:p text:style-name="P28">Груди её были скорее окружностями, чем полусферами, но и то, что было, вводило меня в экстатический транс корибантов. </text:p>
      <text:p text:style-name="P28">Хотя в то время я ещё не знал таких терминов и мой отец на это снова бы сказал:</text:p>
      <text:p text:style-name="P28">- Понахватался заумных слов, как собака блох. Верхушечник!</text:p>
      <text:p text:style-name="P29">Да, я был на верху блаженства, я был бесповоротно, навечно влюблён...</text:p>
      <text:p text:style-name="P29">Я подстерегал, когда она пойдёт из школы, чтоб сопровождать до калитки нашей хаты, потому что большинство учащихся тринадцатой школы расходились по Посёлку через Нежинскую.</text:p>
      <text:p text:style-name="P29">Я даже ходил в пятую школу болеть за девушек нашей, когда они проиграли в городском чемпионате по волейболу. Она была в команде, но меня почти не огорчил их проигрыш.</text:p>
      <text:p text:style-name="P29">Я ещё сильнее влюбился в её высокие скулы и простил ей небольшую кривоватость ног. В конце концов, это признак амазонок, бесстрашных воинственных наездниц. Зато как ей идёт белая футболка!</text:p>
      <text:p text:style-name="P29">Мне так и не удалось растопить её постоянное и необъяснимое неудовольствие.</text:p>
      <text:p text:style-name="P29">Стоило мне оказаться рядом, как она подзывала кого-то из своих подруг и даже сменила маршрут возвращения из школы домой — вместо Нежинской стала ходить по Первомайской.</text:p>
      <text:p text:style-name="P29">Мне пришлось отвянуть. </text:p>
      <text:p text:style-name="P29">Холодные вьюги засыпали снегом остылый пепел угасшей любви.</text:p>
      <text:p text:style-name="P29"/>
      <text:p text:style-name="P29">И, в обильном снегопадами <text:s/>январе, столица нашей Родины — Москва — принимала участников зимнего этапа Всесоюзной игры «Зарница».</text:p>
      <text:p text:style-name="P29">От Конотопа поехали шестеро участников с одним сопровождающим и со своими лыжами.</text:p>
      <text:p text:style-name="P29">За лыжи я был спокоен — папины резинки держались как надо. Я забросил их на третью полку, а сам разделся и улёгся на второй.</text:p>
      <text:p text:style-name="P29">Свет в вагоне уже выключили, но за окном горели фонари над заснеженным перроном четвёртой платформы.</text:p>
      <text:p text:style-name="P29">Наконец, со стороны локомотива в голове поезда донёсся перестук дёргающих друг друга вагонов. Нас тоже дерганýло, а потом, плавно ускоряясь, понесло вперёд. В Москву!</text:p>
      <text:p text:style-name="P30">Там, под вечер следующего дня, мы оставили лыжи в раздевалке громадной, закрытой на каникулы, школы и нас <text:s/>развели в свои квартиры жильцы окружающего микрорайона. <text:s/>Один зарничник на одну гостеприимную семью.</text:p>
      <text:p text:style-name="P30">Утром меня напоили чаем и отвели обратно в школу, чтобы хорошенько запомнил дорогу и <text:soft-page-break/>вечером сам бы отыскал куда меня определили на постой.</text:p>
      <text:p text:style-name="P30">Ели мы три раза в день в громадной столовой недалеко от громадной школы.</text:p>
      <text:p text:style-name="P30">Кроме того дня, когда нас вместе с лыжами отвезли в Таманскую дивизию расквартированную под Москвой и мы бежали по пушистому снегу в атаку между чёрных кустов, а рядом, тоже на лыжах, бежал солдат в шинели и строчил из автомата Калашникова холостыми патронами.</text:p>
      <text:p text:style-name="P30">В тот день мы увидели, что на «Зарницу» съехались сотни две школьников и нас кормили обедом в солдатской столовой.</text:p>
      <text:p text:style-name="P30">На следующий <text:s text:c="3"/>день, после долгой экскурсии наша конотопская группа приехала на Красную Площадь, чтобы посетить Мавзолей Ленина.</text:p>
      <text:p text:style-name="P30">Мы встали в конце длинной очереди и в густеющих сумерках долго продвигались по чёрной присыпанной снегом брусчатке. У меня сильно замёрзли ноги — эта брусчатка пронизывала ледяным холодом даже сквозь подошвы ботинок.</text:p>
      <text:p text:style-name="P31">Нам оставалось всего петров пятьдесят, когда в Мавзолее кончился рабочий день и его закрыли.</text:p>
      <text:p text:style-name="P31">Нас завели в Гум погреться на полчаса. Я боялся, что ноги не успеют отойти, но оказалось, что полчаса достаточно.</text:p>
      <text:p text:style-name="P31">Старший группы сказал, что «Зарница» закончена, но у нас ещё один день в Москве и завтра с утра мы точно попадём в Мавзолей, а потом — по магазинам.</text:p>
      <text:p text:style-name="P31">Но на следующее утро, выйдя от своих гостеприимцев, я задержался в громадной столовой и, когда пришёл в громадную школу, наша группа, оказывается, уже уехала в Мавзолей.</text:p>
      <text:p text:style-name="P31">Сторож уходил до пяти часов и запер меня внутри — не мёрзнуть же на улице — и я целый день провёл в здании громадной пустой школы.</text:p>
      <text:p text:style-name="P31">Почти все двери там были заперты. В комнате сторожа оказался телефон. Я никогда раньше им не пользовался, <text:s/>а тут начал.</text:p>
      <text:p text:style-name="P31">Накручивал диск, набирая номер, пока не пойдут гудки.</text:p>
      <text:p text:style-name="P31">- Алло?</text:p>
      <text:p text:style-name="P31">- Алло! Это зоопарк?</text:p>
      <text:p text:style-name="P31">- Нет.</text:p>
      <text:p text:style-name="P31">- А почему у телефона осёл?</text:p>
      <text:p text:style-name="P31">Тьфу, даже вспомнить противно.</text:p>
      <text:p text:style-name="P31">Когда сторож вечером меня открыл, вернулись наши и было назначено время утреннего сбора, чтобы ехать домой.</text:p>
      <text:p text:style-name="P31">В квартире гостеприимцев, <text:s text:c="2"/>я увидел книгу Дюма «Двадцать лет спустя» и спросил где можно купит такую же.</text:p>
      <text:p text:style-name="P31">Они объяснили как пройти через два микрорайонных перекрёстка до стеклянного книжного. Только там уж, наверно, закрыто.</text:p>
      <text:p text:style-name="P31">Но я всё равно пошёл.</text:p>
      <text:p text:style-name="P31">Было очень тихо и сверху спускались редкие снежинки. Я постоял возле стеклянных стен запертого магазина, чуть светящегося изнутри. До чего пусто и какая необъятная тишина.</text:p>
      <text:p text:style-name="P32">Потом по заснеженному тротуару прошёл запоздалый прохожий и я вернулся на постой. </text:p>
      <text:p text:style-name="P32">По телевизору шёл фильм «Вертикаль» с Владимиром Высоцким.</text:p>
      <text:p text:style-name="P32"/>
      <text:p text:style-name="P33">Мы точно знали чего хотим: стать вокально-инструментальным ансамблем.</text:p>
      <text:p text:style-name="P33">Песни про прокурора, поднявшего окровавленную руку на счастье и покой были лишь началом нашего большого пути.</text:p>
      <text:p text:style-name="P33">Эти выскочки — «Поющие гитары» и «Весёлые ребята» — <text:s/>фактически, украли наши песни. Это мы должны были исполнить про кольцо Сатурна для суженой и заделать «Цыганочку» со знобящим электрогитарным вибрато. Просто, пока мы ещё тренировались на том, что голубей он не покупал, а у прохожих шарил по карманам, они выскочили раньше нас.</text:p>
      <text:p text:style-name="P33">Мы не сдались. </text:p>
      <text:p text:style-name="P33">На переменах в двухэтажном здании Черевкиной школы, куда опять был переведён наш, <text:soft-page-break/>девятый, класс, мы собирались у окна на лестничной площадке и музыцыровали.</text:p>
      <text:p text:style-name="P33">Инструментом служил металлический чертёжный треугольник, брошенный на подоконник Сашей Родионенко, он же Радя, для выбивания ритм-сопровождения при исполнении песни.</text:p>
      <text:p text:style-name="P33">На моих вокальных данных Чуба сразу поставил крест. Однако, проблема была не в голосовых связках, а в ушах. Я просто-напросто не слышал в какую степь пою. <text:span text:style-name="T13">Спорить с Чубой я не стал — он эксперт, заканчивающий музшколу по классу баяна: ему слышнее.</text:span></text:p>
      <text:p text:style-name="P34">Про Владю Чуба сказал, что тот поёт правильно и даже есть голос, но непонятно где он в нём сидит.</text:p>
      <text:p text:style-name="P34">Так и остались всего два вокалиста: Чуба и Радя.</text:p>
      <text:p text:style-name="P34">Вполне возможно, что мы так и не продвинулись бы дальше подоконника, но после зимних каникул в школу пришла учительница пения Валентина. С виду девушка, но с женской причёской, когда на голове делают как бы круглую подушечку из волос.</text:p>
      <text:p text:style-name="P34">Она играла на аккордеоне, широко разводя и вновь стискивая его меха и, помимо нашей школы вела ещё пение в двенадцатой.</text:p>
      <text:p text:style-name="P34">Она сказала, что мы можем поехать на областной смотр молодых талантов, только придётся хорошо поработать, потому что смотр будет в феврале. Петь будут девушки двенадцатой школы, а нам нужно отрепетировать инструментальную часть. Так мы станем молодёжным ансамблем от Клуба КПВРЗ, потому что это не школьный смотр.</text:p>
      <text:p text:style-name="P34">До чего просто всё решается, если знаешь как за это взяться.</text:p>
      <text:p text:style-name="P34">Репетиции проводились по вечерам, за синими шторками кабинета физики. В гитарную группу вошёл также один десятиклассник из двенадцатой, но с виду повзрослее.</text:p>
      <text:p text:style-name="P34">У него с Валентиной были нескрываемо особые отношения — <text:span text:style-name="T14">уж до того по-хозяйски укутывал он ей шею шарфом после репетиций и она так доверительно опускала свою голову ему на плечо, шагая по тёмному коридору школы на выход.</text:span></text:p>
      <text:p text:style-name="P35">Девушки из двенадцатой появились на репетициях всего пару раз и не в полном составе, но Валентина заверила, что они свою партию знают.</text:p>
      <text:p text:style-name="P35">На предварительном просмотре на сцене Клуба, за день до отъезда в Сумы, появился ещё один, довольно упитанный, <text:s/>парень неизвестно из какой школы. Он пел «...здравствуй русское поле, я твой тонкий колосок...»</text:p>
      <text:p text:style-name="P35">Восемь вокалисток из двенадцатой исполняли патриотическую молодёжную о том, что комсомольцы раньше думают о Родине, а потом о себе...</text:p>
      <text:p text:style-name="P35">А Саша Родионенко, он же Радя, полуречитативом выдавал песню Высоцкого о братских могилах.</text:p>
      <text:p text:style-name="P35">Должно быть неплохо мы смотрелись — строй из восьми девушек перед двумя микрофонами, Валентина с аккордеоном, Чепа позади одиночного барабана на стойке, три гитариста с акустическими гитарами на верёвочках через плечо и Влодя Лиман за контрабасом.</text:p>
      <text:p text:style-name="P35">Откуда взялся Лиман и почему без клички?</text:p>
      <text:p text:style-name="P35">Он из десятого класса нашей школы, а его хата в конце Кузнечной, рядом с вековой берёзой, из которой по весне натекает с десяток трёхлитровых банок берёзового сока. Но сок, конечно, не весь ему, потому что это длинная кирпичная хата на четырёх хозяев.</text:p>
      <text:p text:style-name="P36">Отсутствие клички легко объяснимо, <text:s text:c="2"/>сама уж <text:s/>фамилия звучит, как кликуха — «Лиман».</text:p>
      <text:p text:style-name="P36">Контрабас ему выдал Аксёнов из комнаты эстрадного ансамбля.</text:p>
      <text:p text:style-name="P36">Вряд ли у Лимана имелись какие-либо способности к игре на контрабасе. Скорее всего, ему, как и мне, очень хотелось в музыкальную индустрию.</text:p>
      <text:p text:style-name="P36">Он присоединился к нам без всяких репетиций, на предварительном прослушивании в Клубе. </text:p>
      <text:p text:style-name="P36">Валентина просила его играть потише и пореже, чтоб не очень заметно. Но Лиман не сумел сдержать своего рвения и к концу прогона два пальца правой руки оказались стёртыми в кровь. Чтоб было чем дёргать контрабасные струны в Сумах, он обмотал их изолентой.</text:p>
      <text:p text:style-name="P37">Официальным руководителем нашего молодёжного ансамбля поехала Элеонора Николаевна, номинальная глава Детского сектора Клуба, в одной из своих блузок с рюшечками крахмальной белизны и с брошью-камеей под воротником. <text:s/><text:span text:style-name="T15">Д</text:span>линные серьги, <text:span text:style-name="T15">р</text:span>азумеется, <text:soft-page-break/>висели на месте.</text:p>
      <text:p text:style-name="P38">В Сумы мы выехали утренним дизельпоездом. Пока его дожидались, меня <text:s text:c="2"/>странно поразило <text:s text:c="2"/>зрелище трёх облокотившихся друг на друга гитар на перроне. Какая-то пронзительная обнажённость.</text:p>
      <text:p text:style-name="P38"/>
      <text:p text:style-name="P38">Областной Дворец Культуры гудел как улей, переполненный съехавшимися на смотр молодыми талантами.</text:p>
      <text:p text:style-name="P38">Нас прослушали в отдельном зале и записали участниками в гала-концерт на пять часов того же дня.</text:p>
      <text:p text:style-name="P38">В других залах тоже шили прослушивания и репетиции; я впервые в жизни услыхал и был заворожён мяучащими звуками живой электрогитары. Вау! Вау! Она своим вибрато заполняла весь тот зал.</text:p>
      <text:p text:style-name="P38">Мы вышли перекусить и в столовой я попал под чары Светы Василенко из группы хористок двенадцатой школы. На обратном пути я шёл как привязанный рядом с ней и её долговязой подружкой, несмотря на оклики и хаханьки моих друзей, шагавших позади.</text:p>
      <text:p text:style-name="P38">На последней предконцертной репетиции она она окончательно меня покорила. </text:p>
      <text:p text:style-name="P38">Выразительно посмотрев на меня, её чёрные, чуть подведённые тушью глаза устремлялись к потолку, или скромно опускались долу.</text:p>
      <text:p text:style-name="P38">В книгах я читал, что красотки умеют стрелять глазами, но <text:span text:style-name="T16">и</text:span> предпол<text:span text:style-name="T16">ожить не мог</text:span>, что их стрельба сражает тебя наповал.</text:p>
      <text:p text:style-name="P39">Репетиция закончилась, а до концерта ещё два часа. Я подошёл к ней и позвал сходить в кино.</text:p>
      <text:p text:style-name="P39">Она замялась и начала нерешительно отнекиваться, несмотря на вспомогательные уговоры её подружки, не такой уж и долговязой, пойти со мной.</text:p>
      <text:p text:style-name="P39">Я всё же добился от неё окончательного «нет» и ушёл с простреленным сердцем.</text:p>
      <text:p text:style-name="P39">До самого кинотеатра я был при смерти, пока не погрузился в волшебны мир Франции семнадцатого века с Жераром Филипом и Джиной Лолобриджиной в «Фанфан-тюльпане». </text:p>
      <text:p text:style-name="P39">Они меня воскресили.</text:p>
      <text:p text:style-name="P39">Как мы выступили? Мне трудно дать оценку с моим неахтишным музыкальным слухом.</text:p>
      <text:p text:style-name="P39">Когда три гитары дребезжат в унисон одинаковыми аккордами, не очень-то и разберёшь которая из них не строит.</text:p>
      <text:p text:style-name="P39">Изолента смягчала думканье контрабаса. Чепа стучал не палочками, а щёточками для джаза.</text:p>
      <text:p text:style-name="P39">Аккордеон Валентины, растягиваясь поверх её энергичной фигуры, покрывал эр-гармонические неточности заодно с <text:s/>огрехами входа в тональность.</text:p>
      <text:p text:style-name="P39">Полагаю, это было свежо, задорно, молодо, талантливо и — главное! — патриотично.</text:p>
      <text:p text:style-name="P39">Обратно мы поехали не поездом, а на автобусе завода КПВРЗ, что загодя приехал <text:span text:style-name="T17">в Сумы. Не зря мы брали с собой Элеонору Николаевну.</text:span></text:p>
      <text:p text:style-name="P40">В автобусе все поглядывали на меня и Свету со значением, хоть мы и не рядом сидели. Девушки затягивали всякие песни с намёками про очи, что сводят с ума и «светит Светик, светит ясный...»</text:p>
      <text:p text:style-name="P40">Света сердилась, а мне было хоть и неловко, но пофигу.</text:p>
      <text:p text:style-name="P40"/>
      <text:p text:style-name="P40">На следующий день в школе Володя Гуревич с громким смехом неоднократно повторял, что меня перевербовали в стан противника по КВН.</text:p>
      <text:p text:style-name="P40">Толик Судак, из нашего класса, ни с того ни с сего начал на перемене рассказывать, что Света Василенко дочка начальника отделения милиции и живёт на Деповской, а один раз пришла в свою школу в затруханной юбке.</text:p>
      <text:p text:style-name="P40">За подобные выпады в адрес возлюбленной нужно вызывать на дуэль. Но Толик на физкультуре стоял вторым в строю, был крепким подлипенским хлопцем и всегда всё точно знал, наверно, потому, что его мать вела математику в нашей школе.</text:p>
      <text:p text:style-name="P40">Поэтому я просто стоял, будто вовсе не при чём и меня это не касается, и молча ненавидел блондинистые кудри и полусонный взгляд мутновато-голубых глаз Толика Судака.</text:p>
      <text:p text:style-name="P40"><text:soft-page-break/>Потом молодёжный ансамбль участвовал в Клубном концерте, но когда он кончился я не пошёл провожать Свету Василенко.</text:p>
      <text:p text:style-name="P40">Что убило мою любовь?</text:p>
      <text:p text:style-name="P40">Монотонная шутка и громкий смех Володи Гуревича?</text:p>
      <text:p text:style-name="P40">Или, может, донос Судака о затруханной юбке?</text:p>
      <text:p text:style-name="P40">Нет, скорее всего — факт её проживания на Деповской.</text:p>
      <text:p text:style-name="P40">Это тоже неблагоприятный район для влюблённых.</text:p>
      <text:p text:style-name="P40">Вадик Глущенко один раз провожал девушку с Деповской и его там перехватило кодло человек из десяти. Вобщем, сбили с ног и всем кодляком понесли на носаках ботинков.</text:p>
      <text:p text:style-name="P40">- <text:span text:style-name="T18">Главное, голову закрыть руками, а что они тебя месят уже и не доходит,- делился он позднее приобретённым опытом.</text:span></text:p>
      <text:p text:style-name="P40"/>
      <text:p text:style-name="P41">Под конец зимы выпал такой обильный снег, что после снегопада по Нежинской пришлось проехать бульдозеру, раздвигая метровые сугробы.</text:p>
      <text:p text:style-name="P41">По пути из школы, мне интереснее было скакать по навороченным вдоль заборов торосам, чем идти по расчищенному.</text:p>
      <text:p text:style-name="P41">Перепрыгнув с одной снеговой глыбы на другую, я вдруг почувствовал резкую боль в паху. Остальную часть пути до хаты я добрёл по следам от бульдозерных гусениц.</text:p>
      <text:p text:style-name="P41">Вечером мама, обеспокоенная моими стонами велела показать что там у меня такое. Я отказался. Тогда отец сказал:</text:p>
      <text:p text:style-name="P41">- Ну, мне-то можно, я тоже мужик.</text:p>
      <text:p text:style-name="P41">Мошонка распухла до размеров стакана и была твёрдой на ощупь. Отец нахмурился и когда мама спросила из кухни:</text:p>
      <text:p text:style-name="P41">- Что?</text:p>
      <text:p text:style-name="P41">Он сказал, что мне надо показаться врачу.</text:p>
      <text:p text:style-name="P41">Это был жуткий вечер — агония отчаяния и паники.</text:p>
      <text:p text:style-name="P41">Утром укорóченными шагами я пришёл с мамой в железнодорожную поликлинику рядом с Вокзалом.</text:p>
      <text:p text:style-name="P41">В регистратуре нам дали квадратик бумаги с номером моей очереди на приём к врачу. Мы сели дожидаться на стульях в гулком коридоре возле двери в кабинет.</text:p>
      <text:p text:style-name="P41">Когда пришёл мой черёд зайти в белую дверь, я, пряча глаза от мамы, сказал ей, что, если надо, я согласен на операцию, лишь бы всё было нормально.</text:p>
      <text:p text:style-name="P41">Врачом оказалась женщина, но видно белый халат уравнял её с мужиками, или мой страх утратить то, сам не знаю что, заглушил мой стыд.</text:p>
      <text:p text:style-name="P42">Врач сказала, что это растяжение и нужно делать спиртовой компресс.</text:p>
      <text:p text:style-name="P42">Через два дня мошонка приняла привычные очертания и я забыл свои мучительные страхи.</text:p>
      <text:p text:style-name="P42">Седьмого марта Владя принёс в школу миниатюрную бутылочку коньяка.</text:p>
      <text:p text:style-name="P42">Мы выпили его втроём — каждому по глотку. Во рту стало тепло и нас тянуло смеяться, но ничего похожего на кайф от того вина на Владином дне рожденья.</text:p>
      <text:p text:style-name="P42">Нас распустили пораньше, ведь это предпраздничный день, и пока я дошёл домой всё совсем выветрилось, кроме тяжести в голове.</text:p>
      <text:p text:style-name="P42">Я полез на крышу хаты, потому что отец уже несколько дней говорил мне, что надо сбросить оттуда снег.</text:p>
      <text:p text:style-name="P42">Четыре кирпичные трубы торчащие над снегом помогли определить границы нашей части <text:s/>крыши.</text:p>
      <text:p text:style-name="P42">Скат крыши довольно крут и под конец работы мои валенки заскользили и я свалился в палисадник.</text:p>
      <text:p text:style-name="P42">Приземление оказалось удачным — на обе ноги в глубокий сугроб, но когда я увидел рядом с собой заострённо запиленные <text:s/>доски штакетника между палисадником и двором Турковых, я запоздало похолодел от ужаса.</text:p>
      <text:p text:style-name="P42"/>
      <text:p text:style-name="P22">В те непостижимо далёкие времена я ещё не знал, что все мои невзгоды или радости, взлёты <text:soft-page-break/>и падения <text:span text:style-name="T8">исходят</text:span> от той сволочи в не<text:span text:style-name="T8">достиж</text:span>имо далёком будущем, которая сейчас слагает это письмо тебе, лёжа в палатке посреди тёмного леса <text:span text:style-name="T8">под неумолчное</text:span> журча<text:span text:style-name="T8">нье </text:span>струй реки по имени Варанда...</text:p>
      <text:p text:style-name="P22"/>
      <text:p text:style-name="P42">Вскоре в нашем классе проводился медосмотр, на ребят заполняли карточки допризывников. Девушек вывели в другой класс для какой-то особой лекции, а нам сказали раздеться, осматривали, стукали молоточком под коленкой и измеряли рост.</text:p>
      <text:p text:style-name="P42">В графе «половое развитие» мне как и всем написали N.</text:p>
      <text:p text:style-name="P42">Толик Судак объяснил, что это значит «нормальное», и что только Саше Шведову написали что-то другое, а девушки как-то вызнали и поэтому, вон, шушукаются и хихикают.</text:p>
      <text:p text:style-name="P42"/>
      <text:p text:style-name="P42">Потом мы сдавали экзамены за девятый класс. Самым страшным был экзамен по химии — кто в ней что поймёт?</text:p>
      <text:p text:style-name="P42">Как многие другие, я вызубрил ответы на один билет, но он мне не попался. Не знаю почему, Татьяна Фёдоровна начала меня вытягивать дополнительными вопросами и поставила четвёрку.</text:p>
      <text:p text:style-name="P42">Ассистентом на экзамене был Бинкин. Он развлекался тем, что показывал Владе номера билетов разложенных на столе перед экзаменаторами.</text:p>
      <text:p text:style-name="P42">Подымет, покажет, покивает головой и — кладёт обратно на то же самое место.</text:p>
      <text:p text:style-name="P42">Владя сидел за последней партой, чтоб списывать из шпаргалок заготовленных усердными девушками, которые уже сдали экзамен.</text:p>
      <text:p text:style-name="P42">Но что разберёшь из сложенной в гармошку бумажной ленты с непонятными формулами и почерком в три раза мельче нормального?</text:p>
      <text:p text:style-name="P43">Конечно, Владя рад бы поменять попавшийся ему билет на тот, который выучил.</text:p>
      <text:p text:style-name="P43">Бинкин играл по честному — показанные билеты клал туда, откуда взяты. Просто Владя сидел слишком далеко, чтоб различить написанные на билетах номера.</text:p>
      <text:p text:style-name="P43">Он сделал ещё две попытки вытащить нужный билет, но обе мимо. </text:p>
      <text:p text:style-name="P43">Всё же тройку ему поставили и Бинкин сказал:</text:p>
      <text:p text:style-name="P43">- Это тебе исключительно за твоё пролетарское происхождение.</text:p>
      <text:p text:style-name="P41"/>
      <text:p text:style-name="P41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hrguey </meta:initial-creator>
    <meta:creation-date>2016-04-11T20:16:42.034504487</meta:creation-date>
    <dc:date>2016-04-18T14:32:08.388573075</dc:date>
    <dc:creator>sehrguey </dc:creator>
    <meta:editing-duration>PT1H51M10S</meta:editing-duration>
    <meta:editing-cycles>14</meta:editing-cycles>
    <meta:generator>LibreOffice/4.3.3.2$Linux_x86 LibreOffice_project/430m0$Build-2</meta:generator>
    <meta:document-statistic meta:table-count="0" meta:image-count="0" meta:object-count="0" meta:page-count="13" meta:paragraph-count="335" meta:word-count="6226" meta:character-count="40024" meta:non-whitespace-character-count="33947"/>
  </office:meta>
</office:document-meta>
</file>